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Tahoma"/>
    <style:font-face style:name="Lohit Devanagari1" svg:font-family="'Lohit Devanagari'"/>
    <style:font-face style:name="宋体1" svg:font-family="宋体"/>
    <style:font-face style:name="Times1" svg:font-family="Times" style:font-family-generic="roman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ngti SC Bold" svg:font-family="'Songti SC Bold'" style:font-family-generic="system" style:font-pitch="variable"/>
    <style:font-face style:name="Times2" svg:font-family="Times" style:font-family-generic="system" style:font-pitch="variable"/>
    <style:font-face style:name="Times New Roman" svg:font-family="'Times New Roman'" style:font-family-generic="system" style:font-pitch="variable"/>
    <style:font-face style:name="宋体2" svg:font-family="宋体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正文_20_A">
      <style:paragraph-properties fo:line-height="125%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officeooo:paragraph-rsid="001d5ee4" style:font-name-asian="宋体2" style:font-size-asian="12pt" style:font-name-complex="宋体2" style:font-size-complex="12pt"/>
    </style:style>
    <style:style style:name="P2" style:family="paragraph" style:parent-style-name="正文_20_A">
      <style:paragraph-properties fo:line-height="125%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officeooo:paragraph-rsid="00450629" style:font-name-asian="宋体2" style:font-size-asian="12pt" style:font-name-complex="宋体2" style:font-size-complex="12pt"/>
    </style:style>
    <style:style style:name="P3" style:family="paragraph" style:parent-style-name="正文_20_A">
      <style:paragraph-properties fo:line-height="125%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fo:font-weight="bold" officeooo:paragraph-rsid="001d5ee4" style:font-name-asian="宋体2" style:font-size-asian="12pt" style:language-asian="zh" style:country-asian="TW" style:font-weight-asian="bold" style:font-name-complex="宋体2" style:font-size-complex="12pt" style:font-weight-complex="bold"/>
    </style:style>
    <style:style style:name="P4" style:family="paragraph" style:parent-style-name="正文_20_A">
      <style:paragraph-properties fo:line-height="125%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fo:font-weight="bold" officeooo:paragraph-rsid="002d89a2" style:font-name-asian="宋体2" style:font-size-asian="12pt" style:language-asian="zh" style:country-asian="TW" style:font-weight-asian="bold" style:font-name-complex="宋体2" style:font-size-complex="12pt" style:font-weight-complex="bold"/>
    </style:style>
    <style:style style:name="P5" style:family="paragraph" style:parent-style-name="正文_20_A">
      <style:paragraph-properties fo:line-height="125%" fo:text-align="start" style:justify-single-word="false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4pt" officeooo:paragraph-rsid="003fc571" style:font-name-asian="宋体2" style:font-size-asian="14pt" style:font-name-complex="宋体2" style:font-size-complex="14pt"/>
    </style:style>
    <style:style style:name="P6" style:family="paragraph" style:parent-style-name="正文_20_A">
      <style:paragraph-properties fo:line-height="125%" fo:text-align="start" style:justify-single-word="false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officeooo:paragraph-rsid="001d5ee4"/>
    </style:style>
    <style:style style:name="P7" style:family="paragraph" style:parent-style-name="正文_20_A">
      <style:paragraph-properties fo:margin-top="0cm" fo:margin-bottom="0.275cm" loext:contextual-spacing="false" fo:text-align="start" style:justify-single-word="false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5pt" fo:language="zh" fo:country="TW" fo:font-weight="bold" officeooo:paragraph-rsid="001d5ee4" style:font-name-asian="宋体2" style:font-size-asian="15pt" style:language-asian="zh" style:country-asian="TW" style:font-weight-asian="bold" style:font-name-complex="宋体2" style:font-size-complex="15pt" style:font-weight-complex="bold"/>
    </style:style>
    <style:style style:name="P8" style:family="paragraph" style:parent-style-name="正文_20_A">
      <style:paragraph-properties fo:margin-left="0cm" fo:margin-right="0cm" fo:line-height="125%" fo:text-indent="0.741cm" style:auto-text-indent="false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paragraph-rsid="001d5ee4" style:font-name-asian="宋体2" style:font-size-asian="12pt" style:language-asian="zh" style:country-asian="TW" style:font-name-complex="宋体2" style:font-size-complex="12pt"/>
    </style:style>
    <style:style style:name="P9" style:family="paragraph" style:parent-style-name="正文_20_A">
      <style:paragraph-properties fo:margin-left="0cm" fo:margin-right="0cm" fo:line-height="125%" fo:text-indent="0.741cm" style:auto-text-indent="false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paragraph-rsid="00450629" style:font-name-asian="宋体2" style:font-size-asian="12pt" style:language-asian="zh" style:country-asian="TW" style:font-name-complex="宋体2" style:font-size-complex="12pt"/>
    </style:style>
    <style:style style:name="P10" style:family="paragraph" style:parent-style-name="正文_20_A">
      <style:paragraph-properties fo:margin-left="0cm" fo:margin-right="0cm" fo:line-height="125%" fo:text-indent="0.741cm" style:auto-text-indent="false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officeooo:paragraph-rsid="001d5ee4" style:font-name-asian="宋体2" style:font-size-asian="12pt" style:font-name-complex="宋体2" style:font-size-complex="12pt"/>
    </style:style>
    <style:style style:name="P11" style:family="paragraph" style:parent-style-name="正文_20_A">
      <style:paragraph-properties fo:margin-left="0cm" fo:margin-right="0cm" fo:margin-top="0cm" fo:margin-bottom="0.275cm" loext:contextual-spacing="false" fo:line-height="125%" fo:text-align="start" style:justify-single-word="false" fo:text-indent="0cm" style:auto-text-indent="false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5pt" fo:language="zh" fo:country="TW" fo:font-weight="bold" officeooo:paragraph-rsid="00450629" style:font-name-asian="宋体2" style:font-size-asian="15pt" style:language-asian="zh" style:country-asian="TW" style:font-weight-asian="bold" style:font-name-complex="宋体2" style:font-size-complex="15pt" style:font-weight-complex="bold"/>
    </style:style>
    <style:style style:name="P12" style:family="paragraph" style:parent-style-name="正文_20_A" style:master-page-name="Standard">
      <style:paragraph-properties fo:line-height="125%" fo:text-align="start" style:justify-single-word="false" style:page-number="auto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text-position="-4% 100%" fo:font-size="22pt" fo:language="zh" fo:country="TW" officeooo:paragraph-rsid="001d5ee4" style:font-name-asian="Songti SC Bold" style:font-size-asian="22pt" style:language-asian="zh" style:country-asian="TW" style:font-size-complex="22pt"/>
    </style:style>
    <style:style style:name="P13" style:family="paragraph" style:parent-style-name="正文_20_A" style:list-style-name="WWNum3">
      <style:paragraph-properties fo:margin-left="0.649cm" fo:margin-right="0cm" fo:line-height="125%" fo:text-indent="-0.649cm" style:auto-text-indent="false">
        <style:tab-stops>
          <style:tab-stop style:position="0.649cm"/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officeooo:paragraph-rsid="001d5ee4"/>
    </style:style>
    <style:style style:name="P14" style:family="paragraph" style:parent-style-name="正文_20_A" style:list-style-name="WWNum4">
      <style:paragraph-properties fo:margin-left="0.649cm" fo:margin-right="0cm" fo:line-height="125%" fo:text-indent="-0.649cm" style:auto-text-indent="false">
        <style:tab-stops>
          <style:tab-stop style:position="0.649cm"/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officeooo:paragraph-rsid="00450629"/>
    </style:style>
    <style:style style:name="P15" style:family="paragraph" style:parent-style-name="正文_20_A" style:list-style-name="WWNum28">
      <style:paragraph-properties fo:margin-left="0.649cm" fo:margin-right="0cm" fo:line-height="125%" fo:text-indent="-0.649cm" style:auto-text-indent="false">
        <style:tab-stops>
          <style:tab-stop style:position="0.649cm"/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font-weight="bold" officeooo:paragraph-rsid="001d5ee4" style:font-name-asian="宋体2" style:font-size-asian="12pt" style:font-weight-asian="bold" style:font-name-complex="宋体2" style:font-size-complex="12pt" style:font-weight-complex="bold"/>
    </style:style>
    <style:style style:name="P16" style:family="paragraph" style:parent-style-name="正文_20_A" style:list-style-name="WWNum28">
      <style:paragraph-properties fo:margin-left="0.649cm" fo:margin-right="0cm" fo:line-height="125%" fo:text-indent="-0.649cm" style:auto-text-indent="false">
        <style:tab-stops>
          <style:tab-stop style:position="0.649cm"/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font-weight="bold" officeooo:paragraph-rsid="002d89a2" style:font-name-asian="宋体2" style:font-size-asian="12pt" style:font-weight-asian="bold" style:font-name-complex="宋体2" style:font-size-complex="12pt" style:font-weight-complex="bold"/>
    </style:style>
    <style:style style:name="P17" style:family="paragraph" style:parent-style-name="正文_20_A" style:list-style-name="WWNum29" style:master-page-name="">
      <loext:graphic-properties draw:fill="none"/>
      <style:paragraph-properties fo:margin-left="0.801cm" fo:margin-right="0cm" fo:line-height="125%" fo:text-align="justify" style:justify-single-word="false" fo:orphans="0" fo:widows="0" fo:text-indent="-0.6cm" style:auto-text-indent="false" style:page-number="auto" fo:background-color="transparent" style:writing-mode="lr-tb">
        <style:tab-stops>
          <style:tab-stop style:position="0.847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rsid="0020ab82" officeooo:paragraph-rsid="00490f10" style:font-name-asian="宋体2" style:font-size-asian="12pt" style:language-asian="zh" style:country-asian="TW" style:font-name-complex="宋体2" style:font-size-complex="12pt"/>
    </style:style>
    <style:style style:name="P18" style:family="paragraph" style:parent-style-name="正文_20_A" style:list-style-name="WWNum29" style:master-page-name="">
      <loext:graphic-properties draw:fill="none"/>
      <style:paragraph-properties fo:margin-left="0.801cm" fo:margin-right="0cm" fo:line-height="125%" fo:text-align="justify" style:justify-single-word="false" fo:orphans="0" fo:widows="0" fo:text-indent="-0.6cm" style:auto-text-indent="false" style:page-number="auto" fo:background-color="transparent" style:writing-mode="lr-tb">
        <style:tab-stops>
          <style:tab-stop style:position="0.847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rsid="0020ab82" officeooo:paragraph-rsid="0020ab82" style:font-name-asian="宋体2" style:font-size-asian="12pt" style:language-asian="zh" style:country-asian="TW" style:font-name-complex="宋体2" style:font-size-complex="12pt"/>
    </style:style>
    <style:style style:name="P19" style:family="paragraph" style:parent-style-name="正文_20_A" style:list-style-name="WWNum29" style:master-page-name="">
      <loext:graphic-properties draw:fill="none"/>
      <style:paragraph-properties fo:margin-left="0.801cm" fo:margin-right="0cm" fo:line-height="125%" fo:text-align="justify" style:justify-single-word="false" fo:orphans="0" fo:widows="0" fo:text-indent="-0.6cm" style:auto-text-indent="false" style:page-number="auto" fo:background-color="transparent" style:writing-mode="lr-tb">
        <style:tab-stops>
          <style:tab-stop style:position="0.847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rsid="0020ab82" officeooo:paragraph-rsid="0029e6ce" style:font-name-asian="宋体2" style:font-size-asian="12pt" style:language-asian="zh" style:country-asian="TW" style:font-name-complex="宋体2" style:font-size-complex="12pt"/>
    </style:style>
    <style:style style:name="P20" style:family="paragraph" style:parent-style-name="正文_20_A" style:list-style-name="WWNum29">
      <loext:graphic-properties draw:fill="none"/>
      <style:paragraph-properties fo:margin-left="0.801cm" fo:margin-right="0cm" fo:line-height="125%" fo:text-align="justify" style:justify-single-word="false" fo:orphans="0" fo:widows="0" fo:text-indent="-0.6cm" style:auto-text-indent="false" fo:background-color="transparent" style:writing-mode="lr-tb">
        <style:tab-stops>
          <style:tab-stop style:position="0.847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rsid="0020ab82" officeooo:paragraph-rsid="00490f10" style:font-name-asian="宋体2" style:font-size-asian="12pt" style:language-asian="zh" style:country-asian="TW" style:font-name-complex="宋体2" style:font-size-complex="12pt"/>
    </style:style>
    <style:style style:name="P21" style:family="paragraph" style:parent-style-name="正文_20_A" style:list-style-name="WWNum20">
      <style:paragraph-properties fo:margin-left="0.847cm" fo:margin-right="0cm" fo:line-height="125%" fo:text-indent="-0.346cm" style:auto-text-indent="false">
        <style:tab-stops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rsid="0020ab82" officeooo:paragraph-rsid="0020ab82" style:font-name-asian="宋体2" style:font-size-asian="12pt" style:language-asian="zh" style:country-asian="TW" style:font-name-complex="宋体2" style:font-size-complex="12pt"/>
    </style:style>
    <style:style style:name="P22" style:family="paragraph" style:parent-style-name="正文_20_A" style:list-style-name="WWNum20">
      <style:paragraph-properties fo:margin-left="0.847cm" fo:margin-right="0cm" fo:line-height="125%" fo:text-indent="-0.346cm" style:auto-text-indent="false">
        <style:tab-stops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paragraph-rsid="001d5ee4" style:font-name-asian="宋体2" style:font-size-asian="12pt" style:language-asian="zh" style:country-asian="TW" style:font-name-complex="宋体2" style:font-size-complex="12pt"/>
    </style:style>
    <style:style style:name="P23" style:family="paragraph" style:parent-style-name="正文_20_A" style:list-style-name="WWNum20">
      <style:paragraph-properties fo:margin-left="0.847cm" fo:margin-right="0cm" fo:line-height="125%" fo:text-indent="-0.346cm" style:auto-text-indent="false">
        <style:tab-stops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paragraph-rsid="0029e6ce" style:font-name-asian="宋体2" style:font-size-asian="12pt" style:language-asian="zh" style:country-asian="TW" style:font-name-complex="宋体2" style:font-size-complex="12pt"/>
    </style:style>
    <style:style style:name="P24" style:family="paragraph" style:parent-style-name="正文_20_A" style:list-style-name="WWNum20">
      <style:paragraph-properties fo:margin-left="0.847cm" fo:margin-right="0cm" fo:line-height="125%" fo:text-indent="-0.346cm" style:auto-text-indent="false">
        <style:tab-stops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paragraph-rsid="002d89a2" style:font-name-asian="宋体2" style:font-size-asian="12pt" style:language-asian="zh" style:country-asian="TW" style:font-name-complex="宋体2" style:font-size-complex="12pt"/>
    </style:style>
    <style:style style:name="P25" style:family="paragraph" style:parent-style-name="正文_20_A" style:list-style-name="WWNum29" style:master-page-name="">
      <loext:graphic-properties draw:fill="none"/>
      <style:paragraph-properties fo:margin-left="0.7cm" fo:margin-right="0cm" fo:line-height="125%" fo:text-align="justify" style:justify-single-word="false" fo:orphans="0" fo:widows="0" fo:text-indent="-0.499cm" style:auto-text-indent="false" style:page-number="auto" fo:background-color="transparent" style:writing-mode="lr-tb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paragraph-rsid="002bfd2a" style:font-name-asian="宋体2" style:font-size-asian="12pt" style:language-asian="zh" style:country-asian="TW" style:font-name-complex="宋体2" style:font-size-complex="12pt"/>
    </style:style>
    <style:style style:name="P26" style:family="paragraph" style:parent-style-name="正文_20_A" style:list-style-name="WWNum29" style:master-page-name="">
      <loext:graphic-properties draw:fill="none"/>
      <style:paragraph-properties fo:margin-left="0.7cm" fo:margin-right="0cm" fo:line-height="125%" fo:text-align="justify" style:justify-single-word="false" fo:orphans="0" fo:widows="0" fo:text-indent="-0.499cm" style:auto-text-indent="false" style:page-number="auto" fo:background-color="transparent" style:writing-mode="lr-tb">
        <style:tab-stops>
          <style:tab-stop style:position="0.847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paragraph-rsid="002d89a2" style:font-name-asian="宋体2" style:font-size-asian="12pt" style:language-asian="zh" style:country-asian="TW" style:font-name-complex="宋体2" style:font-size-complex="12pt"/>
    </style:style>
    <style:style style:name="P27" style:family="paragraph" style:parent-style-name="正文_20_A">
      <style:paragraph-properties fo:margin-left="0cm" fo:margin-right="0cm" fo:margin-top="0cm" fo:margin-bottom="0.275cm" loext:contextual-spacing="false" fo:line-height="125%" fo:text-align="start" style:justify-single-word="false" fo:text-indent="0cm" style:auto-text-indent="false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5pt" fo:language="zh" fo:country="TW" fo:font-weight="bold" officeooo:paragraph-rsid="00450629" style:font-name-asian="宋体2" style:font-size-asian="15pt" style:language-asian="zh" style:country-asian="TW" style:font-weight-asian="bold" style:font-name-complex="宋体2" style:font-size-complex="15pt" style:font-weight-complex="bold"/>
    </style:style>
    <style:style style:name="P28" style:family="paragraph" style:parent-style-name="正文_20_A">
      <style:paragraph-properties fo:margin-left="0cm" fo:margin-right="0cm" fo:line-height="125%" fo:text-indent="0.741cm" style:auto-text-indent="false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paragraph-rsid="00450629" style:font-name-asian="宋体2" style:font-size-asian="12pt" style:language-asian="zh" style:country-asian="TW" style:font-name-complex="宋体2" style:font-size-complex="12pt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宋体" fo:font-size="12pt" fo:language="zh" fo:country="TW" fo:font-weight="normal" style:font-name-asian="宋体2" style:font-size-asian="12pt" style:language-asian="zh" style:country-asian="TW" style:font-weight-asian="normal" style:font-name-complex="宋体2" style:font-size-complex="12pt" style:font-weight-complex="normal"/>
    </style:style>
    <style:style style:name="T2" style:family="text">
      <style:text-properties style:font-name="宋体" fo:font-size="12pt" style:font-name-asian="宋体2" style:font-size-asian="12pt" style:font-name-complex="宋体2" style:font-size-complex="12pt"/>
    </style:style>
    <style:style style:name="T3" style:family="text">
      <style:text-properties style:font-name="宋体" fo:font-size="12pt" officeooo:rsid="001d5ee4" style:font-name-asian="宋体2" style:font-size-asian="12pt" style:font-name-complex="宋体2" style:font-size-complex="12pt"/>
    </style:style>
    <style:style style:name="T4" style:family="text">
      <style:text-properties style:font-name="宋体" fo:font-size="12pt" style:font-name-asian="宋体2" style:font-size-asian="12pt" style:language-asian="zh" style:country-asian="TW" style:font-name-complex="宋体2" style:font-size-complex="12pt"/>
    </style:style>
    <style:style style:name="T5" style:family="text">
      <style:text-properties style:font-name="宋体" fo:font-size="14pt" style:font-name-asian="宋体2" style:font-size-asian="14pt" style:font-name-complex="宋体2" style:font-size-complex="14pt"/>
    </style:style>
    <style:style style:name="T6" style:family="text">
      <style:text-properties fo:color="#000000" style:text-underline-style="none" fo:font-weight="normal" style:letter-kerning="true" style:font-weight-asian="normal" style:font-weight-complex="normal"/>
    </style:style>
    <style:style style:name="T7" style:family="text">
      <style:text-properties officeooo:rsid="005b76e4"/>
    </style:style>
    <style:style style:name="gr1" style:family="graphic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141cm" fo:margin-right="0.141cm" fo:margin-top="0.141cm" fo:margin-bottom="0.141cm" style:run-through="foreground" style:wrap="none" style:vertical-pos="from-top" style:vertical-rel="line" style:horizontal-pos="from-left" style:horizontal-rel="page-content" draw:wrap-influence-on-position="once-concurrent" style:flow-with-text="false"/>
    </style:style>
    <style:style style:name="gr2" style:family="graphic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141cm" fo:margin-right="0.141cm" fo:margin-top="0.141cm" fo:margin-bottom="0.141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金文慧</text:p>
      <text:p text:style-name="P6"><text:span text:style-name="T5">Phone：186 1090 2826 <text:s text:c="5"/><text:tab/><text:tab/><text:tab/>Email：</text:span><text:a xlink:type="simple" xlink:href="mailto:chrisking310@gmail.com" text:style-name="Internet_20_link" text:visited-style-name="Visited_20_Internet_20_Link"><text:span text:style-name="T5">chrisking310@gmail.com</text:span></text:a></text:p>
      <text:p text:style-name="P5"><text:span text:style-name="T5">性别：女 <text:s text:c="53"/></text:span>学历：硕士</text:p>
      <text:p text:style-name="P5">出生年月：1988/07 <text:s text:c="27"/>工作年限：4年（2年在京全职实习）</text:p>
      <text:p text:style-name="P6"/>
      <text:p text:style-name="P6"/>
      <text:p text:style-name="P7">个人经历<draw:line text:anchor-type="char" draw:z-index="0" draw:name="officeArt object" draw:style-name="gr1" draw:text-style-name="P29" svg:x1="0.018cm" svg:y1="0.891cm" svg:x2="17.018cm" svg:y2="0.891cm"><text:p/></draw:line></text:p>
      <text:list xml:id="list7783277359675460268" text:style-name="WWNum3">
        <text:list-item>
          <text:p text:style-name="P13"><text:span text:style-name="T2">2012/07—至今 <text:s text:c="10"/></text:span><text:span text:style-name="T3">安容致远（北京）科技有限责任公司</text:span><text:span text:style-name="T2"><text:tab/> <text:s text:c="7"/>Android系统开发工程师</text:span></text:p>
        </text:list-item>
      </text:list>
      <text:p text:style-name="P8">先后参与三个版本的Android ROM开发，负责提供内核安全加固，用户隔离，权限控制及配套的上层权限管理软件等应用的开发。配合公司推出基于不同Android系统的Anrom2.0，Anrom4.0，Anrom6.0。</text:p>
      <text:p text:style-name="P10">与360公司合作，推出天机商务手机，参与手机内置企业通信软件的开发，负责其中的注册模块和加密模块。</text:p>
      <text:p text:style-name="P10">参与加密通讯软件密讯的开发，为其提供加解密支持库。</text:p>
      <text:p text:style-name="P2"><draw:line text:anchor-type="char" draw:z-index="2" draw:name="officeArt object" draw:style-name="gr2" draw:text-style-name="P29" svg:x1="0.044cm" svg:y1="0.586cm" svg:x2="17.044cm" svg:y2="0.586cm"><text:p/></draw:line></text:p>
      <text:p text:style-name="P11">专业技能</text:p>
      <text:list xml:id="list4717174869208970911" text:style-name="WWNum29">
        <text:list-item>
          <text:p text:style-name="P17">熟练掌握Android常用布局，文件存储，网络通信，多线程等技术</text:p>
        </text:list-item>
        <text:list-item>
          <text:p text:style-name="P20">熟悉Android系统结构，熟悉Android Framerwork层开发技术</text:p>
        </text:list-item>
        <text:list-item>
          <text:p text:style-name="P20">熟练使用git版本控制工具</text:p>
        </text:list-item>
        <text:list-item>
          <text:p text:style-name="P20">熟练使用常用Linux命令</text:p>
        </text:list-item>
      </text:list>
      <text:p text:style-name="P1"><draw:line text:anchor-type="char" draw:z-index="1" draw:name="officeArt object" draw:style-name="gr2" draw:text-style-name="P29" svg:x1="0.044cm" svg:y1="0.586cm" svg:x2="17.044cm" svg:y2="0.586cm"><text:p/></draw:line></text:p>
      <text:p text:style-name="P7">项目经历</text:p>
      <text:list xml:id="list2798612861977006226" text:style-name="WWNum28">
        <text:list-item>
          <text:p text:style-name="P15">Anrom6.0项目</text:p>
        </text:list-item>
      </text:list>
      <text:p text:style-name="P3">项目简介：</text:p>
      <text:list xml:id="list102136851342199" text:continue-list="list4717174869208970911" text:style-name="WWNum29">
        <text:list-item>
          <text:p text:style-name="P18">Anrom6.0是基于Android6.x系统开发的一款安全加强ROM，内置xposed框架。主要提供双区域系统，区域隔离，区域隐藏，用户隐私保护，全盘加密，软件权限管理等功能。</text:p>
        </text:list-item>
      </text:list>
      <text:p text:style-name="P3">职责：</text:p>
      <text:list xml:id="list3548274909145781302" text:style-name="WWNum20">
        <text:list-item>
          <text:p text:style-name="P21">主导Anrom6.0项目的整体功能设计和开发</text:p>
        </text:list-item>
        <text:list-item>
          <text:p text:style-name="P21">独立负责双区域支持，来电/短信管理，共享文件夹，共享通讯录，应用管理等多个项目</text:p>
        </text:list-item>
        <text:list-item>
          <text:p text:style-name="P21">参与安全中心，推荐应用，机型适配等项目</text:p>
        </text:list-item>
        <text:list-item>
          <text:p text:style-name="P21">参与项目的发布网站搭建和官方博客的建立</text:p>
        </text:list-item>
      </text:list>
      <text:p text:style-name="P1"/>
      <text:list xml:id="list102136261969640" text:continue-list="list2798612861977006226" text:style-name="WWNum28">
        <text:list-item>
          <text:p text:style-name="P15"><text:soft-page-break/>Anrom4.0项目</text:p>
        </text:list-item>
      </text:list>
      <text:p text:style-name="P3">项目简介：</text:p>
      <text:list xml:id="list102137064213045" text:continue-list="list102136851342199" text:style-name="WWNum29">
        <text:list-item>
          <text:p text:style-name="P19"><text:span text:style-name="T1">A</text:span><text:span text:style-name="T6">nrom4.0是基于Android4.x系统开发的一款安全加强ROM，内置经改进的内核级安全加固架构TOMOYO。主要提供内核级安全加固，双区域模式，区域隔离，区域权限控制，用户信息伪造，敏感信息隐藏，全盘加密，软件权限管理等功能。</text:span></text:p>
        </text:list-item>
      </text:list>
      <text:p text:style-name="P3">职责：</text:p>
      <text:list xml:id="list102137629075938" text:continue-list="list3548274909145781302" text:style-name="WWNum20">
        <text:list-item>
          <text:p text:style-name="P22">对内核级安全架构TOMOYO进行分析和改进，设计和实现适用于Anrom的安全增强机制。</text:p>
        </text:list-item>
        <text:list-item>
          <text:p text:style-name="P22">设计和实现基于双区域的区域隔离机制，访问控制机制及具体审核规则。</text:p>
        </text:list-item>
        <text:list-item>
          <text:p text:style-name="P23">独立负责应用沙箱（提供用户信息伪造，信息隐藏，软件权限管理功能）的底层API提供和上层App开发</text:p>
        </text:list-item>
        <text:list-item>
          <text:p text:style-name="P23">独立负责Anrom安全市场的客户端开发</text:p>
        </text:list-item>
        <text:list-item>
          <text:p text:style-name="P22">参与区域切换，多种切换模式项目</text:p>
        </text:list-item>
      </text:list>
      <text:p text:style-name="P1"/>
      <text:list xml:id="list102135969188702" text:continue-list="list102136261969640" text:style-name="WWNum28">
        <text:list-item>
          <text:p text:style-name="P15">加密通话项目</text:p>
        </text:list-item>
      </text:list>
      <text:p text:style-name="P3">项目简介：</text:p>
      <text:list xml:id="list102135661318890" text:continue-list="list102137064213045" text:style-name="WWNum29">
        <text:list-item>
          <text:p text:style-name="P25">该项目是公司与雅虎360公司合作推出的一款政务/商务手机。本人所在项目组负责手机内置企业通信软件的开发。</text:p>
        </text:list-item>
      </text:list>
      <text:p text:style-name="P3">职责：</text:p>
      <text:list xml:id="list102137155645118" text:continue-list="list102137629075938" text:style-name="WWNum20">
        <text:list-item>
          <text:p text:style-name="P22">用户注册流程的设计和开发，提供注册信息的加解密</text:p>
        </text:list-item>
        <text:list-item>
          <text:p text:style-name="P22">SIM卡与加密TF卡状态检测和响应</text:p>
        </text:list-item>
      </text:list>
      <text:p text:style-name="P1"/>
      <text:list xml:id="list102137349107127" text:continue-list="list102135969188702" text:style-name="WWNum28">
        <text:list-item>
          <text:p text:style-name="P16">密讯项目</text:p>
        </text:list-item>
      </text:list>
      <text:p text:style-name="P4">项目简介：</text:p>
      <text:list xml:id="list102136728364327" text:continue-list="list102135661318890" text:style-name="WWNum29">
        <text:list-item>
          <text:p text:style-name="P26">密讯是一款安全通讯的即时通讯软件。提供全程加密的安全通讯服务，实现单聊，群聊，匿名群聊，文字聊天，语音聊天，加密云文件，文件共享等功能。目前支持Android版，Chrome浏览器版，Window PC开发版和Linux PC开发版。</text:p>
        </text:list-item>
      </text:list>
      <text:p text:style-name="P4">职责：</text:p>
      <text:list xml:id="list102135821523817" text:continue-list="list102137155645118" text:style-name="WWNum20">
        <text:list-item>
          <text:p text:style-name="P24">提供加解密支持库和相关加解密API</text:p>
        </text:list-item>
        <text:list-item>
          <text:p text:style-name="P24">参与设计客户端与服务器交互的协议格式和内容</text:p>
        </text:list-item>
        <text:list-item>
          <text:p text:style-name="P24">参与实现客户端与服务器交互的API</text:p>
        </text:list-item>
      </text:list>
      <text:p text:style-name="P2"><draw:line text:anchor-type="char" draw:z-index="3" draw:name="officeArt object" draw:style-name="gr2" draw:text-style-name="P29" svg:x1="0.044cm" svg:y1="0.586cm" svg:x2="17.044cm" svg:y2="0.586cm"><text:p/></draw:line></text:p>
      <text:p text:style-name="P11">教育经历</text:p>
      <text:list xml:id="list7052543995280051184" text:style-name="WWNum4">
        <text:list-item>
          <text:p text:style-name="P14"><text:span text:style-name="T2">2011/09—</text:span><text:span text:style-name="T4">2014/07</text:span><text:span text:style-name="T2"><text:tab/><text:tab/><text:tab/><text:tab/></text:span><text:span text:style-name="T4">成都信息工程大学</text:span><text:span text:style-name="T2"><text:tab/> <text:s text:c="20"/>研究生</text:span></text:p>
        </text:list-item>
      </text:list>
      <text:p text:style-name="P9">计算机应用技术 专业</text:p>
      <text:list xml:id="list102136265758486" text:continue-numbering="true" text:style-name="WWNum4">
        <text:list-item>
          <text:p text:style-name="P14"><text:span text:style-name="T2">2006/09—</text:span><text:span text:style-name="T4">2010/07</text:span><text:span text:style-name="T2"><text:tab/><text:tab/><text:tab/><text:tab/>成都信息工程大学<text:tab/><text:tab/><text:tab/><text:tab/><text:tab/>本科</text:span></text:p>
        </text:list-item>
      </text:list>
      <text:p text:style-name="P9">信息安全 专业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Tahoma"/>
    <style:font-face style:name="Lohit Devanagari1" svg:font-family="'Lohit Devanagari'"/>
    <style:font-face style:name="宋体1" svg:font-family="宋体"/>
    <style:font-face style:name="Times1" svg:font-family="Times" style:font-family-generic="roman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ngti SC Bold" svg:font-family="'Songti SC Bold'" style:font-family-generic="system" style:font-pitch="variable"/>
    <style:font-face style:name="Times2" svg:font-family="Times" style:font-family-generic="system" style:font-pitch="variable"/>
    <style:font-face style:name="Times New Roman" svg:font-family="'Times New Roman'" style:font-family-generic="system" style:font-pitch="variable"/>
    <style:font-face style:name="宋体2" svg:font-family="宋体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正文_20_A" style:display-name="正文 A" style:family="paragraph" style:default-outline-level="">
      <style:paragraph-properties fo:text-align="justify" style:justify-single-word="false" fo:orphans="0" fo:widows="0" style:writing-mode="lr-tb"/>
      <style:text-properties fo:color="#000000" style:font-name="Arial Unicode MS" fo:font-family="'Arial Unicode MS'" style:font-family-generic="roman" style:font-pitch="variable" fo:font-size="10.5pt" style:text-underline-style="none" style:letter-kerning="true" style:font-name-asian="Times New Roman" style:font-family-asian="'Times New Roman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style:font-name="Times" fo:font-family="Times" style:font-family-generic="roman" style:font-pitch="variable" fo:font-size="10.5pt" fo:font-weight="bold" style:font-name-asian="Times2" style:font-family-asian="Times" style:font-family-generic-asian="system" style:font-pitch-asian="variable" style:font-size-asian="10.5pt" style:font-name-complex="Times2" style:font-family-complex="Times" style:font-family-generic-complex="system" style:font-pitch-complex="variable" style:font-size-complex="10.5pt"/>
    </style:style>
    <style:style style:name="ListLabel_20_11" style:display-name="ListLabel 11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12" style:display-name="ListLabel 12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13" style:display-name="ListLabel 13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14" style:display-name="ListLabel 14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15" style:display-name="ListLabel 15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16" style:display-name="ListLabel 16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17" style:display-name="ListLabel 17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18" style:display-name="ListLabel 18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19" style:display-name="ListLabel 19" style:family="text">
      <style:text-properties style:font-name="Times" fo:font-family="Times" style:font-family-generic="roman" style:font-pitch="variable" fo:font-size="10.5pt" fo:font-weight="bold" style:font-name-asian="Times2" style:font-family-asian="Times" style:font-family-generic-asian="system" style:font-pitch-asian="variable" style:font-size-asian="10.5pt" style:font-name-complex="Times2" style:font-family-complex="Times" style:font-family-generic-complex="system" style:font-pitch-complex="variable" style:font-size-complex="10.5pt"/>
    </style:style>
    <style:style style:name="ListLabel_20_20" style:display-name="ListLabel 20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21" style:display-name="ListLabel 21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22" style:display-name="ListLabel 22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23" style:display-name="ListLabel 23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24" style:display-name="ListLabel 24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25" style:display-name="ListLabel 25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26" style:display-name="ListLabel 26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82" style:display-name="ListLabel 82" style:family="text">
      <style:text-properties style:font-name="Times" fo:font-family="Times" style:font-family-generic="roman" style:font-pitch="variable" fo:font-size="10.5pt" style:font-name-asian="Times2" style:font-family-asian="Times" style:font-family-generic-asian="system" style:font-pitch-asian="variable" style:font-size-asian="10.5pt" style:font-name-complex="Times2" style:font-family-complex="Times" style:font-family-generic-complex="system" style:font-pitch-complex="variable" style:font-size-complex="10.5pt"/>
    </style:style>
    <style:style style:name="ListLabel_20_83" style:display-name="ListLabel 83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84" style:display-name="ListLabel 84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85" style:display-name="ListLabel 85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86" style:display-name="ListLabel 86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87" style:display-name="ListLabel 87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88" style:display-name="ListLabel 88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89" style:display-name="ListLabel 89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90" style:display-name="ListLabel 90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73" style:display-name="ListLabel 73" style:family="text">
      <style:text-properties style:font-name="Times" fo:font-family="Times" style:font-family-generic="roman" style:font-pitch="variable" fo:font-size="10.5pt" style:font-name-asian="Times2" style:font-family-asian="Times" style:font-family-generic-asian="system" style:font-pitch-asian="variable" style:font-size-asian="10.5pt" style:font-name-complex="Times2" style:font-family-complex="Times" style:font-family-generic-complex="system" style:font-pitch-complex="variable" style:font-size-complex="10.5pt"/>
    </style:style>
    <style:style style:name="ListLabel_20_74" style:display-name="ListLabel 74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75" style:display-name="ListLabel 75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76" style:display-name="ListLabel 76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77" style:display-name="ListLabel 77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78" style:display-name="ListLabel 78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79" style:display-name="ListLabel 79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80" style:display-name="ListLabel 80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81" style:display-name="ListLabel 81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■" text:bullet-char="■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Times1"/>
      </text:list-level-style-bullet>
      <text:list-level-style-bullet text:level="2" text:style-name="ListLabel_20_11" style:num-suffix="■" text:bullet-char="■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style:font-name="宋体1"/>
      </text:list-level-style-bullet>
      <text:list-level-style-bullet text:level="3" text:style-name="ListLabel_20_12" style:num-suffix="◆" text:bullet-char="◆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style:font-name="宋体1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style:font-name="宋体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style:font-name="宋体1"/>
      </text:list-level-style-bullet>
      <text:list-level-style-bullet text:level="6" text:style-name="ListLabel_20_15" style:num-suffix="◆" text:bullet-char="◆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style:font-name="宋体1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style:font-name="宋体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style:font-name="宋体1"/>
      </text:list-level-style-bullet>
      <text:list-level-style-bullet text:level="9" text:style-name="ListLabel_20_18" style:num-suffix="◆" text:bullet-char="◆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style:font-name="宋体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■" text:bullet-char="■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Times1"/>
      </text:list-level-style-bullet>
      <text:list-level-style-bullet text:level="2" text:style-name="ListLabel_20_20" style:num-suffix="■" text:bullet-char="■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style:font-name="宋体1"/>
      </text:list-level-style-bullet>
      <text:list-level-style-bullet text:level="3" text:style-name="ListLabel_20_21" style:num-suffix="◆" text:bullet-char="◆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style:font-name="宋体1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style:font-name="宋体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style:font-name="宋体1"/>
      </text:list-level-style-bullet>
      <text:list-level-style-bullet text:level="6" text:style-name="ListLabel_20_24" style:num-suffix="◆" text:bullet-char="◆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style:font-name="宋体1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style:font-name="宋体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style:font-name="宋体1"/>
      </text:list-level-style-bullet>
      <text:list-level-style-bullet text:level="9" text:style-name="ListLabel_20_27" style:num-suffix="◆" text:bullet-char="◆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style:font-name="宋体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■" text:bullet-char="■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◆" text:bullet-char="◆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◆" text:bullet-char="◆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■" text:bullet-char="■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2" style:num-suffix="■" text:bullet-char="■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Times1"/>
      </text:list-level-style-bullet>
      <text:list-level-style-bullet text:level="2" text:style-name="ListLabel_20_83" style:num-suffix="■" text:bullet-char="■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style:font-name="宋体1"/>
      </text:list-level-style-bullet>
      <text:list-level-style-bullet text:level="3" text:style-name="ListLabel_20_84" style:num-suffix="◆" text:bullet-char="◆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style:font-name="宋体1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style:font-name="宋体1"/>
      </text:list-level-style-bullet>
      <text:list-level-style-bullet text:level="5" text:style-name="ListLabel_20_86" style:num-suffix="■" text:bullet-char="■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style:font-name="宋体1"/>
      </text:list-level-style-bullet>
      <text:list-level-style-bullet text:level="6" text:style-name="ListLabel_20_87" style:num-suffix="◆" text:bullet-char="◆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style:font-name="宋体1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style:font-name="宋体1"/>
      </text:list-level-style-bullet>
      <text:list-level-style-bullet text:level="8" text:style-name="ListLabel_20_89" style:num-suffix="■" text:bullet-char="■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style:font-name="宋体1"/>
      </text:list-level-style-bullet>
      <text:list-level-style-bullet text:level="9" text:style-name="ListLabel_20_90" style:num-suffix="◆" text:bullet-char="◆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style:font-name="宋体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73" style:num-suffix="■" text:bullet-char="■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Times1"/>
      </text:list-level-style-bullet>
      <text:list-level-style-bullet text:level="2" text:style-name="ListLabel_20_74" style:num-suffix="■" text:bullet-char="■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style:font-name="宋体1"/>
      </text:list-level-style-bullet>
      <text:list-level-style-bullet text:level="3" text:style-name="ListLabel_20_75" style:num-suffix="◆" text:bullet-char="◆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style:font-name="宋体1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style:font-name="宋体1"/>
      </text:list-level-style-bullet>
      <text:list-level-style-bullet text:level="5" text:style-name="ListLabel_20_77" style:num-suffix="■" text:bullet-char="■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style:font-name="宋体1"/>
      </text:list-level-style-bullet>
      <text:list-level-style-bullet text:level="6" text:style-name="ListLabel_20_78" style:num-suffix="◆" text:bullet-char="◆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style:font-name="宋体1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style:font-name="宋体1"/>
      </text:list-level-style-bullet>
      <text:list-level-style-bullet text:level="8" text:style-name="ListLabel_20_80" style:num-suffix="■" text:bullet-char="■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style:font-name="宋体1"/>
      </text:list-level-style-bullet>
      <text:list-level-style-bullet text:level="9" text:style-name="ListLabel_20_81" style:num-suffix="◆" text:bullet-char="◆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style:font-name="宋体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■" text:bullet-char="■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◆" text:bullet-char="◆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◆" text:bullet-char="◆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■" text:bullet-char="■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■" text:bullet-char="■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◆" text:bullet-char="◆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◆" text:bullet-char="◆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■" text:bullet-char="■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5:36:46.250618404</meta:creation-date>
    <dc:date>2016-11-16T10:21:28.507738428</dc:date>
    <meta:editing-duration>PT3H49M21S</meta:editing-duration>
    <meta:editing-cycles>32</meta:editing-cycles>
    <meta:generator>LibreOffice/5.1.2.2$Linux_X86_64 LibreOffice_project/10m0$Build-2</meta:generator>
    <meta:document-statistic meta:table-count="0" meta:image-count="0" meta:object-count="0" meta:page-count="2" meta:paragraph-count="50" meta:word-count="1034" meta:character-count="1455" meta:non-whitespace-character-count="1301"/>
  </office:meta>
</office:document-meta>
</file>